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Tulsa (6-4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 (3-7)</text:p>
          </table:table-cell>
          <table:table-cell office:value-type="string">
            <text:p>2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Tuls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23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1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2</text:p>
          </table:table-cell>
          <table:table-cell office:value-type="string">
            <text:p>.37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23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43</text:p>
          </table:table-cell>
          <table:table-cell office:value-type="string">
            <text:p>.09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36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36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250</text:p>
          </table:table-cell>
        </table:table-row>
      </table:table>
      <table:table table:name="Sheet 2">
        <table:table-row>
          <table:table-cell office:value-type="string">
            <text:p>Tuls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HORSFALL,Taylo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THORSON,Emily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68</text:p>
          </table:table-cell>
          <table:table-cell office:value-type="string">
            <text:p>.1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EMBREE,Maggie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UBBARD,Emily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24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LEDYARD,Lindsey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DERSON,Asht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OOK,Callie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OORE,Rachel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CARTER,Ebony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PARDO,Mariah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16</text:p>
          </table:table-cell>
          <table:table-cell office:value-type="string">
            <text:p>168</text:p>
          </table:table-cell>
          <table:table-cell office:value-type="string">
            <text:p>.280</text:p>
          </table:table-cell>
          <table:table-cell office:value-type="string">
            <text:p>6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7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71</text:p>
          </table:table-cell>
          <table:table-cell office:value-type="string">
            <text:p>.33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4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5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46</text:p>
          </table:table-cell>
          <table:table-cell office:value-type="string">
            <text:p>.109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6</text:p>
          </table:table-cell>
          <table:table-cell office:value-type="string">
            <text:p>27</text:p>
          </table:table-cell>
          <table:table-cell office:value-type="string">
            <text:p>192</text:p>
          </table:table-cell>
          <table:table-cell office:value-type="string">
            <text:p>.255</text:p>
          </table:table-cell>
          <table:table-cell office:value-type="string">
            <text:p>74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